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left="0cm" fo:margin-right="0cm" fo:margin-top="0cm" fo:margin-bottom="0.353cm" fo:line-height="100%" fo:text-align="start" style:justify-single-word="false" fo:text-indent="0cm" style:auto-text-indent="false" style:page-number="auto"/>
    </style:style>
    <style:style style:name="P2" style:family="paragraph" style:parent-style-name="Standard">
      <style:paragraph-properties fo:margin-left="0cm" fo:margin-right="0cm" fo:margin-top="0cm" fo:margin-bottom="0cm" fo:line-height="100%" fo:text-align="justify" style:justify-single-word="false" fo:text-indent="0cm" style:auto-text-indent="false"/>
    </style:style>
    <style:style style:name="P3" style:family="paragraph" style:parent-style-name="Standard">
      <style:paragraph-properties fo:margin-left="0cm" fo:margin-right="0cm" fo:margin-top="0cm" fo:margin-bottom="0.349cm" fo:line-height="100%" fo:text-align="justify" style:justify-single-word="false" fo:text-indent="0cm" style:auto-text-indent="false"/>
    </style:style>
    <style:style style:name="P4" style:family="paragraph" style:parent-style-name="Standard" style:master-page-name="">
      <style:paragraph-properties fo:margin-left="0cm" fo:margin-right="0cm" fo:margin-top="0cm" fo:margin-bottom="0.349cm" fo:line-height="100%" fo:text-align="justify" style:justify-single-word="false" fo:text-indent="0cm" style:auto-text-indent="false" style:page-number="auto"/>
    </style:style>
    <style:style style:name="T1" style:family="text">
      <style:text-properties fo:color="#00000a" style:text-position="0% 0%" style:font-name="Calibri" fo:font-size="11pt" fo:letter-spacing="normal" style:font-name-asian="Calibri1" style:font-size-asian="11pt"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pache Jena Framework</text:span></text:p>
      <text:p text:style-name="P4"><text:span text:style-name="T1">Apache Jena ist ein kostenfreies Open-Source-Framework für Java zum erstellen von Semantic Web Applikationen. Der Nutzer kann dabei über eine Programmier-schnittstelle auf Resource-Description-Framework-Graphen (RDF-Graphen) zugreifen, zum Speichern und Laden von Daten. Die RDF-Graphen werden von Jena als abstrakte Modelle repräsentiert. Die Modelle können Daten aus verschiedenen Quellen beziehen wie zum Beispiel aus Dateien, Datenbänken, URLs oder einer Kombination der genannten. Mittels SPARQL und SPARUL kann man die Modelle abfragen bzw. verändern. Intern arbeitet Apache Jena mit unterschiedliechen Regelbasierten Systemen (reasoner) und man kann es mit externen reasonern bedienen. Jena unterstützt die Serialisierung von RDF-Graphen nach Relationalen Datenbanken, RDF/XML, Turtle (Terse RDF Triple Language) und Notation 3.</text:span></text:p>
      <text:p text:style-name="P3"><text:span text:style-name="T1">Quelle: </text:span><text:a xlink:type="simple" xlink:href="https://de.wikipedia.org/wiki/Jena_(Framework" text:style-name="Internet_20_link" text:visited-style-name="Visited_20_Internet_20_Link">https://de.wikipedia.org/wiki/Jena_(Framework</text:a><text:a xlink:type="simple" xlink:href="https://de.wikipedia.org/wiki/Jena_(Framework)" text:style-name="Internet_20_link" text:visited-style-name="Visited_20_Internet_20_Link">)</text:a></text:p>
      <text:p text:style-name="P3"><text:span text:style-name="T1"/></text:p>
      <text:p text:style-name="P3"><text:span text:style-name="T1">Virtuoso Universal Server bzw OpenLink Virtuoso</text:span></text:p>
      <text:p text:style-name="P2"><text:span text:style-name="T1">Virtuoso Universal Server ist ein Hybrid aus Middleware und Datenbank-Engine, welcher die Funktionalitäten von relationalen Datenbankmanagementsystemen, objekt-relationalen Datenbankmanagementsystemen, RDF, XML und anderen Anwendungen, in einem einzelnen System bündelt. Statt unterschiedlicher Server, speziell für jede der zuvor genannten Funktionalitäten, nutzt man einen „universellen“ Server. Somit wird ein einzelner Serverprozess ermöglicht, welcher verschiedene Protokolle implementiert. Die Open-Source Variante von Virtuoso Universal Server nennt sich „OpenLink Virtuoso“. </text:span></text:p>
      <text:p text:style-name="P3"><text:span text:style-name="T1">Die unterschiedlichen Funktionsbereiche von Vrtuoso beinhalten eine Objekt-relationale Datenbankengine für SQL, XML,RDF und Text, Webservice Plattform, Webanwendungs-server und weitere. Dabei werden viele standart Protokolle und schnittstellen unterstützt. Als Query Sprachen werden SQL und SPARQL mit zahlreichen Erweiterungen, sowie Xquery, Xpath und XSLT in den Kernfunktionen unterstützt.</text:span></text:p>
      <text:p text:style-name="P3"><text:span text:style-name="T1">Quelle </text:span><text:a xlink:type="simple" xlink:href="https://en.wikipedia.org/wiki/Virtuoso_Universal_Server" text:style-name="Internet_20_link" text:visited-style-name="Visited_20_Internet_20_Link">https://en.wikipedia.org/wiki/Virtuoso_Universal_Serve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1-22T20:52:06.63</dc:date>
    <meta:generator>OpenOffice/4.1.2$Win32 OpenOffice.org_project/412m3$Build-9782</meta:generator>
    <meta:editing-duration>PT2H44M8S</meta:editing-duration>
    <meta:editing-cycles>3</meta:editing-cycles>
    <meta:document-statistic meta:table-count="0" meta:image-count="0" meta:object-count="0" meta:page-count="1" meta:paragraph-count="7" meta:word-count="229" meta:character-count="1994"/>
  </office:meta>
</office:document-meta>
</file>